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gradient" draw:fill-gradient-name="Gray_20_Gradient_20_3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auto-grow-height="false" fo:min-height="0.7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25cm" draw:marker-start-width="0.237cm" draw:marker-end="Arrow" draw:marker-end-width="0.33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font-size="18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style:font-name="Courier New" fo:font-size="12pt" style:font-size-asian="12pt" style:font-size-complex="12pt"/>
    </style:style>
    <style:style style:name="P5" style:family="paragraph"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P6" style:family="paragraph">
      <style:paragraph-properties fo:text-align="center">
        <style:tab-stops/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80" style:font-name="Courier New" fo:font-size="12pt" fo:language="zxx" fo:country="none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8000" style:font-name="Courier New" fo:font-size="12pt" style:font-size-asian="12pt" style:font-size-complex="12pt"/>
    </style:style>
    <style:style style:name="T4" style:family="text">
      <style:text-properties fo:color="#ff0000" style:font-name="Courier New" fo:font-size="12pt" style:font-size-asian="12pt" style:font-size-complex="12pt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8000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0000" style:text-outline="false" style:text-line-through-style="none" style:text-line-through-type="none" style:font-name="Courier New" fo:font-size="12pt" fo:language="zxx" fo:country="none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8000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style:text-outline="false" style:text-line-through-style="none" style:text-line-through-type="none" style:font-name="Courier New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fo:font-size="12pt" fo:font-style="normal" fo:text-shadow="none" style:text-underline-style="none" fo:font-weight="normal" style:letter-kerning="true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15cm" svg:height="7.62cm" draw:transform="rotate (1.5707963267949) translate (6.35cm 4.572cm)">
          <text:p text:style-name="P1"/>
          <draw:enhanced-geometry svg:viewBox="0 0 88 21600" draw:glue-points="44 ?f6 44 0 0 10800 44 21600 88 10800" draw:text-areas="0 ?f6 88 ?f3" draw:type="can" draw:modifiers="926.3859941642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778cm" svg:height="0.939cm" svg:x="9.271cm" svg:y="3.556cm">
          <draw:text-box>
            <text:p text:style-name="P2">pipe</text:p>
          </draw:text-box>
        </draw:frame>
        <draw:frame draw:style-name="gr3" draw:text-style-name="P3" draw:layer="layout" svg:width="5.582cm" svg:height="1.715cm" svg:x="7.369cm" svg:y="0cm">
          <draw:text-box>
            <text:p text:style-name="P3"><text:span text:style-name="T1">int</text:span><text:span text:style-name="T2"> </text:span><text:span text:style-name="T3">pd</text:span><text:span text:style-name="T1">[</text:span><text:span text:style-name="T4">2</text:span><text:span text:style-name="T1">];</text:span></text:p>
            <text:p text:style-name="P4"><text:span text:style-name="T3">pipe</text:span><text:span text:style-name="T1">(</text:span><text:span text:style-name="T3">pd</text:span><text:span text:style-name="T1">);</text:span></text:p>
            <text:p text:style-name="P4"><text:span text:style-name="T5">char </text:span><text:span text:style-name="T6">wm</text:span><text:span text:style-name="T5">[</text:span><text:span text:style-name="T7">16</text:span><text:span text:style-name="T5">], </text:span><text:span text:style-name="T6">rm</text:span><text:span text:style-name="T5">[</text:span><text:span text:style-name="T7">16</text:span><text:span text:style-name="T5">];</text:span></text:p>
          </draw:text-box>
        </draw:frame>
        <draw:frame draw:style-name="gr3" draw:text-style-name="P5" xml:id="id1" draw:id="id1" draw:layer="layout" svg:width="5.684cm" svg:height="0.759cm" svg:x="0.635cm" svg:y="2.032cm">
          <draw:text-box>
            <text:p text:style-name="P5"><text:span text:style-name="T8">write</text:span><text:span text:style-name="T5">(</text:span><text:span text:style-name="T8">pd</text:span><text:span text:style-name="T5">[</text:span><text:span text:style-name="T9">1</text:span><text:span text:style-name="T5">],</text:span><text:span text:style-name="T10"> <text:s/></text:span><text:span text:style-name="T8">wm</text:span><text:span text:style-name="T5">,</text:span><text:span text:style-name="T10"> </text:span><text:span text:style-name="T9">16</text:span><text:span text:style-name="T5">);</text:span></text:p>
          </draw:text-box>
        </draw:frame>
        <draw:frame draw:style-name="gr3" draw:text-style-name="P6" xml:id="id3" draw:id="id3" draw:layer="layout" svg:width="5.582cm" svg:height="0.729cm" svg:x="14.097cm" svg:y="2.065cm">
          <draw:text-box>
            <text:p text:style-name="P6"><text:span text:style-name="T8">read</text:span><text:span text:style-name="T5">(</text:span><text:span text:style-name="T8">pd</text:span><text:span text:style-name="T5">[</text:span><text:span text:style-name="T9">0</text:span><text:span text:style-name="T5">], </text:span><text:span text:style-name="T8">rm</text:span><text:span text:style-name="T5">, </text:span><text:span text:style-name="T9">16</text:span><text:span text:style-name="T5">);</text:span></text:p>
          </draw:text-box>
        </draw:frame>
        <draw:connector draw:style-name="gr4" draw:text-style-name="P1" draw:layer="layout" svg:x1="3.477cm" svg:y1="2.791cm" svg:x2="6.35cm" svg:y2="3.997cm" draw:start-shape="id1" draw:start-glue-point="2" draw:end-shape="id2" draw:end-glue-point="5" svg:d="M3477 2791v1206h2873" svg:viewBox="0 0 2874 1207">
          <text:p/>
        </draw:connector>
        <draw:connector draw:style-name="gr4" draw:text-style-name="P1" draw:layer="layout" svg:x1="13.97cm" svg:y1="3.997cm" svg:x2="16.888cm" svg:y2="2.794cm" draw:start-shape="id2" draw:start-glue-point="7" draw:end-shape="id3" draw:end-glue-point="2" svg:d="M13970 3997h2918v-1203" svg:viewBox="0 0 2919 12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 Unicode MS1" style:font-family-asian="'Arial Unicode MS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Index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20%" style:text-autospace="none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0cm" fo:margin-bottom="0cm" fo:margin-left="0cm" fo:margin-right="0cm" fo:page-width="20.32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5T22:48:42.209601000</meta:creation-date>
    <dc:date>2015-01-01T10:43:21.279671000</dc:date>
    <meta:editing-duration>PT11H53M20S</meta:editing-duration>
    <meta:editing-cycles>34</meta:editing-cycles>
    <meta:generator>LibreOffice/4.2.8.2$MacOSX_x86 LibreOffice_project/48d50dbfc06349262c9d50868e5c1f630a573ebd</meta:generator>
    <meta:document-statistic meta:object-count="7"/>
  </office:meta>
</office:document-meta>
</file>